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topology – слева дерево топологии с кнопками “создать кластер” и “удалить кластер”; справа ничего... либо рисуночек...</text:p>
      <text:p text:style-name="Standard">/topology/cluster# - слева дерево топологии с кнопками “создать кластер” и “удалить кластер”; справа – информация о кластере.</text:p>
      <text:p text:style-name="Standard">/topology/node# - слева дерево топологии с кнопками “создать кластер” и “удалить кластер”; справа – информация о ноде.</text:p>
      <text:p text:style-name="Standard">…</text:p>
      <text:p text:style-name="Standard"/>
      <text:p text:style-name="Standard"/>
      <text:p text:style-name="Standard">/ <text:s/>→ проверяем, “висит” ли на сессии нода или кластер. Если висит нода, то переходим на /topology/node#. Если висит кластер – /topology/cluster#. </text:p>
      <text:p text:style-name="Standard">Иначе, находим первый активный кластер и переходим на /topology/cluster#. Если кластера нет, то переходим на /topolog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Константин Андрусенко</meta:initial-creator>
    <meta:creation-date>2010-05-27T16:59:25</meta:creation-date>
    <meta:document-statistic meta:table-count="0" meta:image-count="0" meta:object-count="0" meta:page-count="1" meta:paragraph-count="6" meta:word-count="96" meta:character-count="628"/>
    <dc:date>2010-05-27T17:12:48</dc:date>
    <dc:creator>Константин Андрусенко</dc:creator>
    <meta:editing-duration>PT00H13M31S</meta:editing-duration>
    <meta:editing-cycles>1</meta:editing-cycles>
    <meta:generator>OpenOffice.org/3.2$Linux OpenOffice.org_project/320m12$Build-9483</meta:generator>
  </office:meta>
</office:document-meta>
</file>